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+[.B4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+[.B5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+[.B6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+[.B7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+[.B8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+[.B9]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1]+[.B10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+[.B11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3]+[.B12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4]+[.B13]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]+[.B14]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]+[.B15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+[.B16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8]+[.B17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9]+[.B18]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0]+[.B19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1]+[.B20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2]+[.B21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3]+[.B22]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+[.B23]"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+[.B24]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+[.B25]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7]+[.B26]"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8]+[.B27]"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9]+[.B28]"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0]+[.B29]"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1]+[.B30]"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2]+[.B31]"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3]+[.B32]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4]+[.B33]"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5]+[.B34]"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6]+[.B35]"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7]+[.B36]"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8]+[.B37]"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9]+[.B38]"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0]+[.B39]"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1]+[.B40]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2]+[.B41]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3]+[.B42]"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4]+[.B43]"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5]+[.B44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6]+[.B45]"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7]+[.B46]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8]+[.B47]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9]+[.B48]"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0]+[.B49]"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1]+[.B50]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2]+[.B51]"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3]+[.B52]"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4]+[.B53]"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5]+[.B54]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6]+[.B55]"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7]+[.B56]"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8]+[.B57]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9]+[.B58]"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0]+[.B59]"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1]+[.B60]"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2]+[.B61]"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3]+[.B62]"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4]+[.B63]"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5]+[.B64]"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6]+[.B65]"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7]+[.B66]"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8]+[.B67]"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9]+[.B68]"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0]+[.B69]"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1]+[.B70]"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2]+[.B71]"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3]+[.B72]"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4]+[.B73]"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5]+[.B74]"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6]+[.B75]"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7]+[.B76]"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8]+[.B77]"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9]+[.B78]"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0]+[.B79]"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1]+[.B80]"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2]+[.B81]"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3]+[.B82]"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4]+[.B83]"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5]+[.B84]"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6]+[.B85]"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87]+[.B86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88]+[.B87]"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89]+[.B88]"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0]+[.B89]"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1]+[.B90]"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2]+[.B91]"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3]+[.B92]"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4]+[.B93]"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5]+[.B94]"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6]+[.B95]"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7]+[.B96]"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8]+[.B97]"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99]+[.B98]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0]+[.B99]"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1]+[.B100]"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2]+[.B101]"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3]+[.B102]"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4]+[.B103]"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5]+[.B104]"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6]+[.B105]"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7]+[.B106]"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8]+[.B107]"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9]+[.B108]"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0]+[.B109]"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1]+[.B110]"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2]+[.B111]"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3]+[.B112]"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4]+[.B113]"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5]+[.B114]"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6]+[.B115]"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7]+[.B116]"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8]+[.B117]"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9]+[.B118]"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0]+[.B119]"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1]+[.B120]"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2]+[.B121]"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3]+[.B122]"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4]+[.B123]"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5]+[.B124]"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6]+[.B125]"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7]+[.B126]"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8]+[.B127]"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9]+[.B128]"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0]+[.B129]"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1]+[.B130]"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2]+[.B131]"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3]+[.B132]"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4]+[.B133]"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5]+[.B134]"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6]+[.B135]"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7]+[.B136]"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8]+[.B137]"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9]+[.B138]"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0]+[.B139]"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1]+[.B140]"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2]+[.B141]"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3]+[.B142]"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4]+[.B143]"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5]+[.B144]"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46]+[.B145]"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47]+[.B146]"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48]+[.B147]"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49]+[.B148]"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0]+[.B149]"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1]+[.B150]"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2]+[.B151]"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3]+[.B152]"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4]+[.B153]"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5]+[.B154]"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6]+[.B155]"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7]+[.B156]"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8]+[.B157]"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9]+[.B158]"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0]+[.B159]"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1]+[.B160]"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2]+[.B161]"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3]+[.B162]"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4]+[.B163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5]+[.B164]"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6]+[.B165]"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7]+[.B166]"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8]+[.B167]"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9]+[.B168]"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0]+[.B169]"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1]+[.B170]"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2]+[.B171]"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3]+[.B172]"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4]+[.B173]"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5]+[.B174]"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6]+[.B175]"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7]+[.B176]"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8]+[.B177]"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9]+[.B178]"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0]+[.B179]"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1]+[.B180]"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2]+[.B181]"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3]+[.B182]"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4]+[.B183]"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5]+[.B184]"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6]+[.B185]"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7]+[.B186]"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8]+[.B187]"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9]+[.B188]"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0]+[.B189]"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1]+[.B190]"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2]+[.B191]"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3]+[.B192]"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4]+[.B193]"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5]+[.B194]"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6]+[.B195]"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7]+[.B196]"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8]+[.B197]"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6]+[.B205]"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7]+[.B206]"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8]+[.B207]"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9]+[.B208]"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0]+[.B209]"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1]+[.B210]"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2]+[.B211]"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3]+[.B212]"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4]+[.B213]"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9]+[.B218]"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0]+[.B219]"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1]+[.B220]"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2]+[.B221]"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3]+[.B222]"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4]+[.B223]"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5]+[.B224]"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6]+[.B225]"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7]+[.B226]"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8]+[.B227]"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9]+[.B228]"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0]+[.B229]"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1]+[.B230]"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2]+[.B231]"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3]+[.B232]"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4]+[.B233]"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5]+[.B234]"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6]+[.B235]"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7]+[.B236]"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8]+[.B237]"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9]+[.B238]"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0]+[.B239]"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1]+[.B240]"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2]+[.B241]"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3]+[.B242]"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4]+[.B243]"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5]+[.B244]"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6]+[.B245]"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7]+[.B246]"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8]+[.B247]"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9]+[.B248]"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0]+[.B249]"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1]+[.B250]"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2]+[.B251]"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3]+[.B252]"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4]+[.B253]"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5]+[.B254]"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6]+[.B255]"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7]+[.B256]"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8]+[.B257]"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9]+[.B258]"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0]+[.B259]"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1]+[.B260]"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2]+[.B261]"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3]+[.B262]"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4]+[.B263]"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5]+[.B264]"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6]+[.B265]"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7]+[.B266]"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8]+[.B267]"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9]+[.B268]"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0]+[.B269]"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1]+[.B270]"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2]+[.B271]"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3]+[.B272]"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4]+[.B273]"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5]+[.B274]"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6]+[.B275]"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7]+[.B276]"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8]+[.B277]"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9]+[.B278]"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0]+[.B279]"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1]+[.B280]"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2]+[.B281]"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3]+[.B282]"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4]+[.B283]"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5]+[.B284]"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6]+[.B285]"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7]+[.B286]"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8]+[.B287]"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9]+[.B288]"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0]+[.B289]"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1]+[.B290]"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2]+[.B291]"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3]+[.B292]"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4]+[.B293]"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5]+[.B294]"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6]+[.B295]"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7]+[.B296]"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8]+[.B297]"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9]+[.B298]"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0]+[.B299]"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1]+[.B300]"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2]+[.B301]"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3]+[.B302]"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4]+[.B303]"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5]+[.B304]"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6]+[.B305]"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7]+[.B306]"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8]+[.B307]"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9]+[.B308]"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0]+[.B309]"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1]+[.B310]"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2]+[.B311]"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3]+[.B312]"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4]+[.B313]"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5]+[.B314]"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16]+[.B315]"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7]+[.B316]"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8]+[.B317]"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9]+[.B318]"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0]+[.B319]"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1]+[.B320]"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2]+[.B321]"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3]+[.B322]"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4]+[.B323]"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5]+[.B324]"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6]+[.B325]"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7]+[.B326]"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8]+[.B327]"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9]+[.B328]"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0]+[.B329]"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1]+[.B330]"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2]+[.B331]"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3]+[.B332]"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4]+[.B333]"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5]+[.B334]"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6]+[.B335]"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7]+[.B336]"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8]+[.B337]"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9]+[.B338]"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0]+[.B339]"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1]+[.B340]"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2]+[.B341]"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3]+[.B342]"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4]+[.B343]"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5]+[.B344]"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6]+[.B345]"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7]+[.B346]"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8]+[.B347]"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9]+[.B348]"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0]+[.B349]"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1]+[.B350]"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2]+[.B351]"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3]+[.B352]"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4]+[.B353]"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5]+[.B354]"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6]+[.B355]"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7]+[.B356]"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8]+[.B357]"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59]+[.B358]"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60]+[.B359]"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61]+[.B360]"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62]+[.B361]"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63]+[.B362]"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64]+[.B363]"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5]+[.B364]"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6]+[.B365]"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7]+[.B366]"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8]+[.B367]"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9]+[.B368]"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0]+[.B369]"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1]+[.B370]"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2]+[.B371]"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3]+[.B372]"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4]+[.B373]"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5]+[.B374]"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6]+[.B375]"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7]+[.B376]"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8]+[.B377]"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79]+[.B378]"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0]+[.B379]"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1]+[.B380]"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2]+[.B381]"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3]+[.B382]"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4]+[.B383]"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5]+[.B384]"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6]+[.B385]"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7]+[.B386]"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8]+[.B387]"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9]+[.B388]"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90]+[.B389]"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91]+[.B390]"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92]+[.B391]"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3]+[.B392]"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4]+[.B393]"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5]+[.B394]"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6]+[.B395]"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7]+[.B396]"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8]+[.B397]"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9]+[.B398]"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0]+[.B399]"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1]+[.B400]"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2]+[.B401]" office:value-type="float" office:value="8774" calcext:value-type="float">
            <text:p>8774</text:p>
          </table:table-cell>
          <table:table-cell office:value-type="float" office:value="8804" calcext:value-type="float">
            <text:p>8804</text:p>
          </table:table-cell>
          <table:table-cell table:formula="of:=[.C402]-[.B401]" office:value-type="float" office:value="61" calcext:value-type="float">
            <text:p>61</text:p>
          </table:table-cell>
          <table:table-cell office:value-type="float" office:value="402" calcext:value-type="float">
            <text:p>402</text:p>
          </table:table-cell>
          <table:table-cell table:style-name="ce1" table:formula="of:=COUNTIF([.A:.A]; &quot;&gt;61&quot;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3]+[.B402]"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4]+[.B403]"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5]+[.B404]"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6]+[.B405]"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7]+[.B406]"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8]+[.B407]"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9]+[.B408]"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0]+[.B409]"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1]+[.B410]"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2]+[.B411]"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3]+[.B412]"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4]+[.B413]"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5]+[.B414]"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6]+[.B415]"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7]+[.B416]"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8]+[.B417]"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19]+[.B418]"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20]+[.B419]"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21]+[.B420]"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22]+[.B421]"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23]+[.B422]"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4]+[.B423]"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5]+[.B424]"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6]+[.B425]"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7]+[.B426]"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8]+[.B427]"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9]+[.B428]"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0]+[.B429]"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1]+[.B430]"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2]+[.B431]"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3]+[.B432]"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4]+[.B433]"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5]+[.B434]"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6]+[.B435]"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7]+[.B436]"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8]+[.B437]"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9]+[.B438]"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40]+[.B439]"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41]+[.B440]" office:value-type="float" office:value="10001" calcext:value-type="float">
            <text:p>1000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42]+[.B441]" office:value-type="float" office:value="10033" calcext:value-type="float">
            <text:p>1003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43]+[.B442]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44]+[.B443]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45]+[.B444]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46]+[.B445]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7]+[.B446]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8]+[.B447]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9]+[.B448]"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0]+[.B449]"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1]+[.B450]"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2]+[.B451]"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3]+[.B452]"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4]+[.B453]"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5]+[.B454]"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6]+[.B455]"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7]+[.B456]"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8]+[.B457]"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9]+[.B458]"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0]+[.B459]"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1]+[.B460]"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2]+[.B461]"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3]+[.B462]" office:value-type="float" office:value="10722" calcext:value-type="float">
            <text:p>1072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4]+[.B463]" office:value-type="float" office:value="10755" calcext:value-type="float">
            <text:p>1075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5]+[.B464]" office:value-type="float" office:value="10788" calcext:value-type="float">
            <text:p>1078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6]+[.B465]" office:value-type="float" office:value="10821" calcext:value-type="float">
            <text:p>1082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7]+[.B466]" office:value-type="float" office:value="10854" calcext:value-type="float">
            <text:p>1085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8]+[.B467]" office:value-type="float" office:value="10887" calcext:value-type="float">
            <text:p>1088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9]+[.B468]" office:value-type="float" office:value="10920" calcext:value-type="float">
            <text:p>1092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0]+[.B469]" office:value-type="float" office:value="10953" calcext:value-type="float">
            <text:p>1095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1]+[.B470]" office:value-type="float" office:value="10987" calcext:value-type="float">
            <text:p>1098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2]+[.B471]" office:value-type="float" office:value="11021" calcext:value-type="float">
            <text:p>1102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3]+[.B472]" office:value-type="float" office:value="11055" calcext:value-type="float">
            <text:p>1105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4]+[.B473]" office:value-type="float" office:value="11089" calcext:value-type="float">
            <text:p>1108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5]+[.B474]" office:value-type="float" office:value="11123" calcext:value-type="float">
            <text:p>111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6]+[.B475]" office:value-type="float" office:value="11157" calcext:value-type="float">
            <text:p>1115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7]+[.B476]" office:value-type="float" office:value="11191" calcext:value-type="float">
            <text:p>1119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8]+[.B477]" office:value-type="float" office:value="11225" calcext:value-type="float">
            <text:p>1122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9]+[.B478]" office:value-type="float" office:value="11259" calcext:value-type="float">
            <text:p>1125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0]+[.B479]" office:value-type="float" office:value="11293" calcext:value-type="float">
            <text:p>1129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1]+[.B480]" office:value-type="float" office:value="11327" calcext:value-type="float">
            <text:p>1132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2]+[.B481]" office:value-type="float" office:value="11361" calcext:value-type="float">
            <text:p>1136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3]+[.B482]" office:value-type="float" office:value="11395" calcext:value-type="float">
            <text:p>1139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4]+[.B483]" office:value-type="float" office:value="11429" calcext:value-type="float">
            <text:p>1142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5]+[.B484]" office:value-type="float" office:value="11463" calcext:value-type="float">
            <text:p>1146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6]+[.B485]" office:value-type="float" office:value="11497" calcext:value-type="float">
            <text:p>1149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7]+[.B486]" office:value-type="float" office:value="11531" calcext:value-type="float">
            <text:p>1153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8]+[.B487]" office:value-type="float" office:value="11565" calcext:value-type="float">
            <text:p>1156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9]+[.B488]" office:value-type="float" office:value="11599" calcext:value-type="float">
            <text:p>1159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0]+[.B489]" office:value-type="float" office:value="11634" calcext:value-type="float">
            <text:p>116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1]+[.B490]" office:value-type="float" office:value="11669" calcext:value-type="float">
            <text:p>1166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2]+[.B491]" office:value-type="float" office:value="11704" calcext:value-type="float">
            <text:p>1170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3]+[.B492]" office:value-type="float" office:value="11739" calcext:value-type="float">
            <text:p>1173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4]+[.B493]" office:value-type="float" office:value="11774" calcext:value-type="float">
            <text:p>1177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5]+[.B494]" office:value-type="float" office:value="11809" calcext:value-type="float">
            <text:p>1180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6]+[.B495]" office:value-type="float" office:value="11844" calcext:value-type="float">
            <text:p>1184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7]+[.B496]" office:value-type="float" office:value="11879" calcext:value-type="float">
            <text:p>1187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8]+[.B497]" office:value-type="float" office:value="11914" calcext:value-type="float">
            <text:p>1191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9]+[.B498]" office:value-type="float" office:value="11949" calcext:value-type="float">
            <text:p>1194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0]+[.B499]" office:value-type="float" office:value="11984" calcext:value-type="float">
            <text:p>1198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1]+[.B500]" office:value-type="float" office:value="12019" calcext:value-type="float">
            <text:p>1201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2]+[.B501]" office:value-type="float" office:value="12054" calcext:value-type="float">
            <text:p>1205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3]+[.B502]" office:value-type="float" office:value="12089" calcext:value-type="float">
            <text:p>1208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4]+[.B503]" office:value-type="float" office:value="12124" calcext:value-type="float">
            <text:p>121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5]+[.B504]" office:value-type="float" office:value="12159" calcext:value-type="float">
            <text:p>1215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6]+[.B505]" office:value-type="float" office:value="12194" calcext:value-type="float">
            <text:p>1219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7]+[.B506]" office:value-type="float" office:value="12229" calcext:value-type="float">
            <text:p>1222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8]+[.B507]" office:value-type="float" office:value="12264" calcext:value-type="float">
            <text:p>1226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9]+[.B508]" office:value-type="float" office:value="12299" calcext:value-type="float">
            <text:p>1229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0]+[.B509]" office:value-type="float" office:value="12335" calcext:value-type="float">
            <text:p>123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1]+[.B510]" office:value-type="float" office:value="12371" calcext:value-type="float">
            <text:p>1237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2]+[.B511]" office:value-type="float" office:value="12407" calcext:value-type="float">
            <text:p>1240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3]+[.B512]" office:value-type="float" office:value="12443" calcext:value-type="float">
            <text:p>1244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4]+[.B513]" office:value-type="float" office:value="12479" calcext:value-type="float">
            <text:p>1247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5]+[.B514]" office:value-type="float" office:value="12515" calcext:value-type="float">
            <text:p>1251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6]+[.B515]" office:value-type="float" office:value="12551" calcext:value-type="float">
            <text:p>1255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7]+[.B516]" office:value-type="float" office:value="12587" calcext:value-type="float">
            <text:p>1258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8]+[.B517]" office:value-type="float" office:value="12623" calcext:value-type="float">
            <text:p>1262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9]+[.B518]" office:value-type="float" office:value="12659" calcext:value-type="float">
            <text:p>1265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0]+[.B519]" office:value-type="float" office:value="12695" calcext:value-type="float">
            <text:p>1269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1]+[.B520]" office:value-type="float" office:value="12731" calcext:value-type="float">
            <text:p>1273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2]+[.B521]" office:value-type="float" office:value="12767" calcext:value-type="float">
            <text:p>1276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3]+[.B522]" office:value-type="float" office:value="12803" calcext:value-type="float">
            <text:p>1280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4]+[.B523]" office:value-type="float" office:value="12839" calcext:value-type="float">
            <text:p>1283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5]+[.B524]" office:value-type="float" office:value="12875" calcext:value-type="float">
            <text:p>1287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6]+[.B525]" office:value-type="float" office:value="12911" calcext:value-type="float">
            <text:p>1291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7]+[.B526]" office:value-type="float" office:value="12947" calcext:value-type="float">
            <text:p>1294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8]+[.B527]" office:value-type="float" office:value="12983" calcext:value-type="float">
            <text:p>1298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9]+[.B528]" office:value-type="float" office:value="13019" calcext:value-type="float">
            <text:p>1301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0]+[.B529]" office:value-type="float" office:value="13055" calcext:value-type="float">
            <text:p>1305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1]+[.B530]" office:value-type="float" office:value="13091" calcext:value-type="float">
            <text:p>130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2]+[.B531]" office:value-type="float" office:value="13127" calcext:value-type="float">
            <text:p>1312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3]+[.B532]" office:value-type="float" office:value="13163" calcext:value-type="float">
            <text:p>1316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4]+[.B533]" office:value-type="float" office:value="13199" calcext:value-type="float">
            <text:p>1319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5]+[.B534]" office:value-type="float" office:value="13235" calcext:value-type="float">
            <text:p>132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6]+[.B535]" office:value-type="float" office:value="13271" calcext:value-type="float">
            <text:p>1327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7]+[.B536]" office:value-type="float" office:value="13308" calcext:value-type="float">
            <text:p>1330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8]+[.B537]" office:value-type="float" office:value="13345" calcext:value-type="float">
            <text:p>1334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9]+[.B538]" office:value-type="float" office:value="13382" calcext:value-type="float">
            <text:p>1338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0]+[.B539]" office:value-type="float" office:value="13419" calcext:value-type="float">
            <text:p>1341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1]+[.B540]" office:value-type="float" office:value="13456" calcext:value-type="float">
            <text:p>1345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2]+[.B541]" office:value-type="float" office:value="13493" calcext:value-type="float">
            <text:p>1349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3]+[.B542]" office:value-type="float" office:value="13530" calcext:value-type="float">
            <text:p>1353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4]+[.B543]" office:value-type="float" office:value="13567" calcext:value-type="float">
            <text:p>1356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5]+[.B544]" office:value-type="float" office:value="13604" calcext:value-type="float">
            <text:p>1360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6]+[.B545]" office:value-type="float" office:value="13641" calcext:value-type="float">
            <text:p>1364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7]+[.B546]" office:value-type="float" office:value="13678" calcext:value-type="float">
            <text:p>1367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8]+[.B547]" office:value-type="float" office:value="13715" calcext:value-type="float">
            <text:p>1371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9]+[.B548]" office:value-type="float" office:value="13752" calcext:value-type="float">
            <text:p>1375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0]+[.B549]" office:value-type="float" office:value="13789" calcext:value-type="float">
            <text:p>1378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1]+[.B550]" office:value-type="float" office:value="13826" calcext:value-type="float">
            <text:p>1382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2]+[.B551]" office:value-type="float" office:value="13863" calcext:value-type="float">
            <text:p>1386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3]+[.B552]" office:value-type="float" office:value="13900" calcext:value-type="float">
            <text:p>139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4]+[.B553]" office:value-type="float" office:value="13937" calcext:value-type="float">
            <text:p>139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5]+[.B554]" office:value-type="float" office:value="13974" calcext:value-type="float">
            <text:p>1397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6]+[.B555]" office:value-type="float" office:value="14011" calcext:value-type="float">
            <text:p>1401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7]+[.B556]" office:value-type="float" office:value="14048" calcext:value-type="float">
            <text:p>1404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8]+[.B557]" office:value-type="float" office:value="14085" calcext:value-type="float">
            <text:p>1408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9]+[.B558]" office:value-type="float" office:value="14122" calcext:value-type="float">
            <text:p>141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0]+[.B559]" office:value-type="float" office:value="14159" calcext:value-type="float">
            <text:p>1415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1]+[.B560]" office:value-type="float" office:value="14196" calcext:value-type="float">
            <text:p>1419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2]+[.B561]" office:value-type="float" office:value="14234" calcext:value-type="float">
            <text:p>142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3]+[.B562]" office:value-type="float" office:value="14272" calcext:value-type="float">
            <text:p>1427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4]+[.B563]" office:value-type="float" office:value="14310" calcext:value-type="float">
            <text:p>1431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5]+[.B564]" office:value-type="float" office:value="14348" calcext:value-type="float">
            <text:p>1434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6]+[.B565]" office:value-type="float" office:value="14386" calcext:value-type="float">
            <text:p>1438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7]+[.B566]" office:value-type="float" office:value="14424" calcext:value-type="float">
            <text:p>1442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8]+[.B567]" office:value-type="float" office:value="14462" calcext:value-type="float">
            <text:p>1446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9]+[.B568]" office:value-type="float" office:value="14500" calcext:value-type="float">
            <text:p>145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0]+[.B569]" office:value-type="float" office:value="14538" calcext:value-type="float">
            <text:p>145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1]+[.B570]" office:value-type="float" office:value="14576" calcext:value-type="float">
            <text:p>1457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2]+[.B571]" office:value-type="float" office:value="14614" calcext:value-type="float">
            <text:p>1461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3]+[.B572]" office:value-type="float" office:value="14652" calcext:value-type="float">
            <text:p>1465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4]+[.B573]" office:value-type="float" office:value="14690" calcext:value-type="float">
            <text:p>1469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5]+[.B574]" office:value-type="float" office:value="14728" calcext:value-type="float">
            <text:p>1472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6]+[.B575]" office:value-type="float" office:value="14766" calcext:value-type="float">
            <text:p>1476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7]+[.B576]" office:value-type="float" office:value="14804" calcext:value-type="float">
            <text:p>148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8]+[.B577]" office:value-type="float" office:value="14842" calcext:value-type="float">
            <text:p>1484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9]+[.B578]" office:value-type="float" office:value="14880" calcext:value-type="float">
            <text:p>1488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0]+[.B579]" office:value-type="float" office:value="14918" calcext:value-type="float">
            <text:p>1491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1]+[.B580]" office:value-type="float" office:value="14957" calcext:value-type="float">
            <text:p>1495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2]+[.B581]" office:value-type="float" office:value="14996" calcext:value-type="float">
            <text:p>1499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3]+[.B582]" office:value-type="float" office:value="15035" calcext:value-type="float">
            <text:p>1503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4]+[.B583]" office:value-type="float" office:value="15074" calcext:value-type="float">
            <text:p>1507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5]+[.B584]" office:value-type="float" office:value="15113" calcext:value-type="float">
            <text:p>1511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6]+[.B585]" office:value-type="float" office:value="15152" calcext:value-type="float">
            <text:p>1515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7]+[.B586]" office:value-type="float" office:value="15191" calcext:value-type="float">
            <text:p>1519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8]+[.B587]" office:value-type="float" office:value="15230" calcext:value-type="float">
            <text:p>1523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9]+[.B588]" office:value-type="float" office:value="15269" calcext:value-type="float">
            <text:p>1526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0]+[.B589]" office:value-type="float" office:value="15308" calcext:value-type="float">
            <text:p>1530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1]+[.B590]" office:value-type="float" office:value="15347" calcext:value-type="float">
            <text:p>1534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2]+[.B591]" office:value-type="float" office:value="15386" calcext:value-type="float">
            <text:p>1538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3]+[.B592]" office:value-type="float" office:value="15425" calcext:value-type="float">
            <text:p>1542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4]+[.B593]" office:value-type="float" office:value="15464" calcext:value-type="float">
            <text:p>1546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5]+[.B594]" office:value-type="float" office:value="15503" calcext:value-type="float">
            <text:p>1550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6]+[.B595]" office:value-type="float" office:value="15542" calcext:value-type="float">
            <text:p>1554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7]+[.B596]" office:value-type="float" office:value="15581" calcext:value-type="float">
            <text:p>1558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8]+[.B597]" office:value-type="float" office:value="15620" calcext:value-type="float">
            <text:p>1562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9]+[.B598]" office:value-type="float" office:value="15659" calcext:value-type="float">
            <text:p>1565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00]+[.B599]" office:value-type="float" office:value="15698" calcext:value-type="float">
            <text:p>1569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01]+[.B600]" office:value-type="float" office:value="15737" calcext:value-type="float">
            <text:p>1573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02]+[.B601]" office:value-type="float" office:value="15776" calcext:value-type="float">
            <text:p>1577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03]+[.B602]" office:value-type="float" office:value="15815" calcext:value-type="float">
            <text:p>158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4]+[.B603]" office:value-type="float" office:value="15855" calcext:value-type="float">
            <text:p>158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5]+[.B604]" office:value-type="float" office:value="15895" calcext:value-type="float">
            <text:p>158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6]+[.B605]" office:value-type="float" office:value="15935" calcext:value-type="float">
            <text:p>159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7]+[.B606]" office:value-type="float" office:value="15975" calcext:value-type="float">
            <text:p>159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8]+[.B607]" office:value-type="float" office:value="16015" calcext:value-type="float">
            <text:p>160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9]+[.B608]" office:value-type="float" office:value="16055" calcext:value-type="float">
            <text:p>160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0]+[.B609]" office:value-type="float" office:value="16095" calcext:value-type="float">
            <text:p>160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1]+[.B610]" office:value-type="float" office:value="16135" calcext:value-type="float">
            <text:p>161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2]+[.B611]" office:value-type="float" office:value="16175" calcext:value-type="float">
            <text:p>161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3]+[.B612]" office:value-type="float" office:value="16215" calcext:value-type="float">
            <text:p>162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4]+[.B613]" office:value-type="float" office:value="16255" calcext:value-type="float">
            <text:p>162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5]+[.B614]" office:value-type="float" office:value="16295" calcext:value-type="float">
            <text:p>162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6]+[.B615]" office:value-type="float" office:value="16335" calcext:value-type="float">
            <text:p>163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7]+[.B616]" office:value-type="float" office:value="16375" calcext:value-type="float">
            <text:p>163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8]+[.B617]" office:value-type="float" office:value="16415" calcext:value-type="float">
            <text:p>164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9]+[.B618]" office:value-type="float" office:value="16455" calcext:value-type="float">
            <text:p>164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0]+[.B619]" office:value-type="float" office:value="16495" calcext:value-type="float">
            <text:p>164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1]+[.B620]" office:value-type="float" office:value="16535" calcext:value-type="float">
            <text:p>165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2]+[.B621]" office:value-type="float" office:value="16575" calcext:value-type="float">
            <text:p>165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3]+[.B622]" office:value-type="float" office:value="16615" calcext:value-type="float">
            <text:p>166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4]+[.B623]" office:value-type="float" office:value="16655" calcext:value-type="float">
            <text:p>166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5]+[.B624]" office:value-type="float" office:value="16695" calcext:value-type="float">
            <text:p>166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6]+[.B625]" office:value-type="float" office:value="16735" calcext:value-type="float">
            <text:p>167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7]+[.B626]" office:value-type="float" office:value="16775" calcext:value-type="float">
            <text:p>167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8]+[.B627]" office:value-type="float" office:value="16815" calcext:value-type="float">
            <text:p>168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9]+[.B628]" office:value-type="float" office:value="16855" calcext:value-type="float">
            <text:p>168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0]+[.B629]" office:value-type="float" office:value="16895" calcext:value-type="float">
            <text:p>168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1]+[.B630]" office:value-type="float" office:value="16935" calcext:value-type="float">
            <text:p>169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2]+[.B631]" office:value-type="float" office:value="16975" calcext:value-type="float">
            <text:p>169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3]+[.B632]" office:value-type="float" office:value="17015" calcext:value-type="float">
            <text:p>170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4]+[.B633]" office:value-type="float" office:value="17055" calcext:value-type="float">
            <text:p>170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5]+[.B634]" office:value-type="float" office:value="17095" calcext:value-type="float">
            <text:p>170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6]+[.B635]" office:value-type="float" office:value="17135" calcext:value-type="float">
            <text:p>1713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7]+[.B636]" office:value-type="float" office:value="17175" calcext:value-type="float">
            <text:p>171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8]+[.B637]" office:value-type="float" office:value="17215" calcext:value-type="float">
            <text:p>172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39]+[.B638]" office:value-type="float" office:value="17255" calcext:value-type="float">
            <text:p>172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0]+[.B639]" office:value-type="float" office:value="17295" calcext:value-type="float">
            <text:p>1729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1]+[.B640]" office:value-type="float" office:value="17335" calcext:value-type="float">
            <text:p>1733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2]+[.B641]" office:value-type="float" office:value="17376" calcext:value-type="float">
            <text:p>1737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3]+[.B642]" office:value-type="float" office:value="17417" calcext:value-type="float">
            <text:p>1741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4]+[.B643]" office:value-type="float" office:value="17458" calcext:value-type="float">
            <text:p>1745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5]+[.B644]" office:value-type="float" office:value="17499" calcext:value-type="float">
            <text:p>1749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6]+[.B645]" office:value-type="float" office:value="17540" calcext:value-type="float">
            <text:p>175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7]+[.B646]" office:value-type="float" office:value="17581" calcext:value-type="float">
            <text:p>1758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8]+[.B647]" office:value-type="float" office:value="17622" calcext:value-type="float">
            <text:p>176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49]+[.B648]" office:value-type="float" office:value="17663" calcext:value-type="float">
            <text:p>1766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50]+[.B649]" office:value-type="float" office:value="17704" calcext:value-type="float">
            <text:p>1770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51]+[.B650]" office:value-type="float" office:value="17745" calcext:value-type="float">
            <text:p>1774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52]+[.B651]" office:value-type="float" office:value="17786" calcext:value-type="float">
            <text:p>1778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3]+[.B652]" office:value-type="float" office:value="17828" calcext:value-type="float">
            <text:p>1782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4]+[.B653]" office:value-type="float" office:value="17870" calcext:value-type="float">
            <text:p>1787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5]+[.B654]" office:value-type="float" office:value="17912" calcext:value-type="float">
            <text:p>1791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6]+[.B655]" office:value-type="float" office:value="17954" calcext:value-type="float">
            <text:p>1795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7]+[.B656]" office:value-type="float" office:value="17996" calcext:value-type="float">
            <text:p>1799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8]+[.B657]" office:value-type="float" office:value="18038" calcext:value-type="float">
            <text:p>1803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9]+[.B658]" office:value-type="float" office:value="18080" calcext:value-type="float">
            <text:p>1808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0]+[.B659]" office:value-type="float" office:value="18122" calcext:value-type="float">
            <text:p>181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1]+[.B660]" office:value-type="float" office:value="18164" calcext:value-type="float">
            <text:p>1816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2]+[.B661]" office:value-type="float" office:value="18206" calcext:value-type="float">
            <text:p>1820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3]+[.B662]" office:value-type="float" office:value="18248" calcext:value-type="float">
            <text:p>1824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4]+[.B663]" office:value-type="float" office:value="18290" calcext:value-type="float">
            <text:p>1829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5]+[.B664]" office:value-type="float" office:value="18332" calcext:value-type="float">
            <text:p>1833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6]+[.B665]" office:value-type="float" office:value="18374" calcext:value-type="float">
            <text:p>1837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7]+[.B666]" office:value-type="float" office:value="18416" calcext:value-type="float">
            <text:p>1841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8]+[.B667]" office:value-type="float" office:value="18458" calcext:value-type="float">
            <text:p>1845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69]+[.B668]" office:value-type="float" office:value="18500" calcext:value-type="float">
            <text:p>185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70]+[.B669]" office:value-type="float" office:value="18542" calcext:value-type="float">
            <text:p>185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71]+[.B670]" office:value-type="float" office:value="18584" calcext:value-type="float">
            <text:p>1858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72]+[.B671]" office:value-type="float" office:value="18626" calcext:value-type="float">
            <text:p>1862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73]+[.B672]" office:value-type="float" office:value="18668" calcext:value-type="float">
            <text:p>1866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74]+[.B673]" office:value-type="float" office:value="18710" calcext:value-type="float">
            <text:p>1871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75]+[.B674]" office:value-type="float" office:value="18752" calcext:value-type="float">
            <text:p>1875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6]+[.B675]" office:value-type="float" office:value="18795" calcext:value-type="float">
            <text:p>1879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7]+[.B676]" office:value-type="float" office:value="18838" calcext:value-type="float">
            <text:p>1883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8]+[.B677]" office:value-type="float" office:value="18881" calcext:value-type="float">
            <text:p>1888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9]+[.B678]" office:value-type="float" office:value="18924" calcext:value-type="float">
            <text:p>1892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0]+[.B679]" office:value-type="float" office:value="18967" calcext:value-type="float">
            <text:p>1896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1]+[.B680]" office:value-type="float" office:value="19010" calcext:value-type="float">
            <text:p>1901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2]+[.B681]" office:value-type="float" office:value="19053" calcext:value-type="float">
            <text:p>1905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3]+[.B682]" office:value-type="float" office:value="19096" calcext:value-type="float">
            <text:p>1909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4]+[.B683]" office:value-type="float" office:value="19139" calcext:value-type="float">
            <text:p>191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5]+[.B684]" office:value-type="float" office:value="19182" calcext:value-type="float">
            <text:p>1918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6]+[.B685]" office:value-type="float" office:value="19225" calcext:value-type="float">
            <text:p>1922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7]+[.B686]" office:value-type="float" office:value="19268" calcext:value-type="float">
            <text:p>1926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8]+[.B687]" office:value-type="float" office:value="19311" calcext:value-type="float">
            <text:p>1931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89]+[.B688]" office:value-type="float" office:value="19354" calcext:value-type="float">
            <text:p>1935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90]+[.B689]" office:value-type="float" office:value="19397" calcext:value-type="float">
            <text:p>1939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91]+[.B690]" office:value-type="float" office:value="19440" calcext:value-type="float">
            <text:p>1944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92]+[.B691]" office:value-type="float" office:value="19483" calcext:value-type="float">
            <text:p>1948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93]+[.B692]" office:value-type="float" office:value="19526" calcext:value-type="float">
            <text:p>1952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4]+[.B693]" office:value-type="float" office:value="19570" calcext:value-type="float">
            <text:p>1957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5]+[.B694]" office:value-type="float" office:value="19614" calcext:value-type="float">
            <text:p>1961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6]+[.B695]" office:value-type="float" office:value="19658" calcext:value-type="float">
            <text:p>1965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7]+[.B696]" office:value-type="float" office:value="19702" calcext:value-type="float">
            <text:p>1970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8]+[.B697]" office:value-type="float" office:value="19746" calcext:value-type="float">
            <text:p>1974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9]+[.B698]" office:value-type="float" office:value="19790" calcext:value-type="float">
            <text:p>1979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0]+[.B699]" office:value-type="float" office:value="19834" calcext:value-type="float">
            <text:p>1983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1]+[.B700]" office:value-type="float" office:value="19878" calcext:value-type="float">
            <text:p>1987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2]+[.B701]" office:value-type="float" office:value="19922" calcext:value-type="float">
            <text:p>1992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3]+[.B702]" office:value-type="float" office:value="19966" calcext:value-type="float">
            <text:p>1996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4]+[.B703]" office:value-type="float" office:value="20010" calcext:value-type="float">
            <text:p>2001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5]+[.B704]" office:value-type="float" office:value="20054" calcext:value-type="float">
            <text:p>2005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6]+[.B705]" office:value-type="float" office:value="20098" calcext:value-type="float">
            <text:p>200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7]+[.B706]" office:value-type="float" office:value="20142" calcext:value-type="float">
            <text:p>2014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8]+[.B707]" office:value-type="float" office:value="20186" calcext:value-type="float">
            <text:p>2018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09]+[.B708]" office:value-type="float" office:value="20230" calcext:value-type="float">
            <text:p>2023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0]+[.B709]" office:value-type="float" office:value="20274" calcext:value-type="float">
            <text:p>2027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1]+[.B710]" office:value-type="float" office:value="20318" calcext:value-type="float">
            <text:p>2031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2]+[.B711]" office:value-type="float" office:value="20362" calcext:value-type="float">
            <text:p>2036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3]+[.B712]" office:value-type="float" office:value="20406" calcext:value-type="float">
            <text:p>2040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4]+[.B713]" office:value-type="float" office:value="20450" calcext:value-type="float">
            <text:p>2045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5]+[.B714]" office:value-type="float" office:value="20494" calcext:value-type="float">
            <text:p>2049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6]+[.B715]" office:value-type="float" office:value="20538" calcext:value-type="float">
            <text:p>2053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17]+[.B716]" office:value-type="float" office:value="20582" calcext:value-type="float">
            <text:p>2058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8]+[.B717]" office:value-type="float" office:value="20627" calcext:value-type="float">
            <text:p>2062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9]+[.B718]" office:value-type="float" office:value="20672" calcext:value-type="float">
            <text:p>2067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0]+[.B719]" office:value-type="float" office:value="20717" calcext:value-type="float">
            <text:p>2071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1]+[.B720]" office:value-type="float" office:value="20762" calcext:value-type="float">
            <text:p>2076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2]+[.B721]" office:value-type="float" office:value="20807" calcext:value-type="float">
            <text:p>2080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3]+[.B722]" office:value-type="float" office:value="20852" calcext:value-type="float">
            <text:p>2085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4]+[.B723]" office:value-type="float" office:value="20897" calcext:value-type="float">
            <text:p>2089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5]+[.B724]" office:value-type="float" office:value="20942" calcext:value-type="float">
            <text:p>2094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6]+[.B725]" office:value-type="float" office:value="20987" calcext:value-type="float">
            <text:p>2098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7]+[.B726]" office:value-type="float" office:value="21032" calcext:value-type="float">
            <text:p>2103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8]+[.B727]" office:value-type="float" office:value="21077" calcext:value-type="float">
            <text:p>2107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29]+[.B728]" office:value-type="float" office:value="21122" calcext:value-type="float">
            <text:p>2112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30]+[.B729]" office:value-type="float" office:value="21167" calcext:value-type="float">
            <text:p>2116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31]+[.B730]" office:value-type="float" office:value="21212" calcext:value-type="float">
            <text:p>2121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32]+[.B731]" office:value-type="float" office:value="21257" calcext:value-type="float">
            <text:p>2125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33]+[.B732]" office:value-type="float" office:value="21302" calcext:value-type="float">
            <text:p>2130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34]+[.B733]" office:value-type="float" office:value="21347" calcext:value-type="float">
            <text:p>2134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35]+[.B734]" office:value-type="float" office:value="21392" calcext:value-type="float">
            <text:p>2139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36]+[.B735]" office:value-type="float" office:value="21437" calcext:value-type="float">
            <text:p>2143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7]+[.B736]" office:value-type="float" office:value="21483" calcext:value-type="float">
            <text:p>2148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8]+[.B737]" office:value-type="float" office:value="21529" calcext:value-type="float">
            <text:p>2152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9]+[.B738]" office:value-type="float" office:value="21575" calcext:value-type="float">
            <text:p>2157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0]+[.B739]" office:value-type="float" office:value="21621" calcext:value-type="float">
            <text:p>2162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1]+[.B740]" office:value-type="float" office:value="21667" calcext:value-type="float">
            <text:p>2166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2]+[.B741]" office:value-type="float" office:value="21713" calcext:value-type="float">
            <text:p>2171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3]+[.B742]" office:value-type="float" office:value="21759" calcext:value-type="float">
            <text:p>2175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4]+[.B743]" office:value-type="float" office:value="21805" calcext:value-type="float">
            <text:p>2180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5]+[.B744]" office:value-type="float" office:value="21851" calcext:value-type="float">
            <text:p>2185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6]+[.B745]" office:value-type="float" office:value="21897" calcext:value-type="float">
            <text:p>2189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7]+[.B746]" office:value-type="float" office:value="21943" calcext:value-type="float">
            <text:p>219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8]+[.B747]" office:value-type="float" office:value="21989" calcext:value-type="float">
            <text:p>2198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49]+[.B748]" office:value-type="float" office:value="22035" calcext:value-type="float">
            <text:p>2203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50]+[.B749]" office:value-type="float" office:value="22081" calcext:value-type="float">
            <text:p>2208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51]+[.B750]" office:value-type="float" office:value="22127" calcext:value-type="float">
            <text:p>2212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52]+[.B751]" office:value-type="float" office:value="22173" calcext:value-type="float">
            <text:p>2217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53]+[.B752]" office:value-type="float" office:value="22219" calcext:value-type="float">
            <text:p>2221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54]+[.B753]" office:value-type="float" office:value="22265" calcext:value-type="float">
            <text:p>2226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55]+[.B754]" office:value-type="float" office:value="22311" calcext:value-type="float">
            <text:p>2231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56]+[.B755]" office:value-type="float" office:value="22357" calcext:value-type="float">
            <text:p>2235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7]+[.B756]" office:value-type="float" office:value="22404" calcext:value-type="float">
            <text:p>2240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8]+[.B757]" office:value-type="float" office:value="22451" calcext:value-type="float">
            <text:p>2245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9]+[.B758]" office:value-type="float" office:value="22498" calcext:value-type="float">
            <text:p>2249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0]+[.B759]" office:value-type="float" office:value="22545" calcext:value-type="float">
            <text:p>2254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1]+[.B760]" office:value-type="float" office:value="22592" calcext:value-type="float">
            <text:p>2259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2]+[.B761]" office:value-type="float" office:value="22639" calcext:value-type="float">
            <text:p>2263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3]+[.B762]" office:value-type="float" office:value="22686" calcext:value-type="float">
            <text:p>2268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4]+[.B763]" office:value-type="float" office:value="22733" calcext:value-type="float">
            <text:p>2273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5]+[.B764]" office:value-type="float" office:value="22780" calcext:value-type="float">
            <text:p>2278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6]+[.B765]" office:value-type="float" office:value="22827" calcext:value-type="float">
            <text:p>2282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7]+[.B766]" office:value-type="float" office:value="22874" calcext:value-type="float">
            <text:p>2287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8]+[.B767]" office:value-type="float" office:value="22921" calcext:value-type="float">
            <text:p>2292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69]+[.B768]" office:value-type="float" office:value="22968" calcext:value-type="float">
            <text:p>2296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70]+[.B769]" office:value-type="float" office:value="23015" calcext:value-type="float">
            <text:p>2301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71]+[.B770]" office:value-type="float" office:value="23062" calcext:value-type="float">
            <text:p>2306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72]+[.B771]" office:value-type="float" office:value="23109" calcext:value-type="float">
            <text:p>2310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73]+[.B772]" office:value-type="float" office:value="23156" calcext:value-type="float">
            <text:p>2315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74]+[.B773]" office:value-type="float" office:value="23203" calcext:value-type="float">
            <text:p>2320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75]+[.B774]" office:value-type="float" office:value="23250" calcext:value-type="float">
            <text:p>2325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76]+[.B775]" office:value-type="float" office:value="23298" calcext:value-type="float">
            <text:p>2329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77]+[.B776]" office:value-type="float" office:value="23346" calcext:value-type="float">
            <text:p>2334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78]+[.B777]" office:value-type="float" office:value="23394" calcext:value-type="float">
            <text:p>2339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79]+[.B778]" office:value-type="float" office:value="23442" calcext:value-type="float">
            <text:p>2344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0]+[.B779]" office:value-type="float" office:value="23490" calcext:value-type="float">
            <text:p>2349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1]+[.B780]" office:value-type="float" office:value="23538" calcext:value-type="float">
            <text:p>2353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2]+[.B781]" office:value-type="float" office:value="23586" calcext:value-type="float">
            <text:p>2358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3]+[.B782]" office:value-type="float" office:value="23634" calcext:value-type="float">
            <text:p>2363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4]+[.B783]" office:value-type="float" office:value="23682" calcext:value-type="float">
            <text:p>2368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5]+[.B784]" office:value-type="float" office:value="23730" calcext:value-type="float">
            <text:p>2373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6]+[.B785]" office:value-type="float" office:value="23778" calcext:value-type="float">
            <text:p>2377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7]+[.B786]" office:value-type="float" office:value="23826" calcext:value-type="float">
            <text:p>2382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8]+[.B787]" office:value-type="float" office:value="23874" calcext:value-type="float">
            <text:p>2387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89]+[.B788]" office:value-type="float" office:value="23922" calcext:value-type="float">
            <text:p>2392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90]+[.B789]" office:value-type="float" office:value="23970" calcext:value-type="float">
            <text:p>2397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91]+[.B790]" office:value-type="float" office:value="24018" calcext:value-type="float">
            <text:p>2401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92]+[.B791]" office:value-type="float" office:value="24066" calcext:value-type="float">
            <text:p>2406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93]+[.B792]" office:value-type="float" office:value="24114" calcext:value-type="float">
            <text:p>2411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94]+[.B793]" office:value-type="float" office:value="24162" calcext:value-type="float">
            <text:p>2416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95]+[.B794]" office:value-type="float" office:value="24211" calcext:value-type="float">
            <text:p>2421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96]+[.B795]" office:value-type="float" office:value="24260" calcext:value-type="float">
            <text:p>2426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97]+[.B796]" office:value-type="float" office:value="24309" calcext:value-type="float">
            <text:p>2430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98]+[.B797]" office:value-type="float" office:value="24358" calcext:value-type="float">
            <text:p>2435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99]+[.B798]" office:value-type="float" office:value="24407" calcext:value-type="float">
            <text:p>2440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0]+[.B799]" office:value-type="float" office:value="24456" calcext:value-type="float">
            <text:p>2445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1]+[.B800]" office:value-type="float" office:value="24505" calcext:value-type="float">
            <text:p>2450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2]+[.B801]" office:value-type="float" office:value="24554" calcext:value-type="float">
            <text:p>2455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3]+[.B802]" office:value-type="float" office:value="24603" calcext:value-type="float">
            <text:p>2460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4]+[.B803]" office:value-type="float" office:value="24652" calcext:value-type="float">
            <text:p>2465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5]+[.B804]" office:value-type="float" office:value="24701" calcext:value-type="float">
            <text:p>2470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6]+[.B805]" office:value-type="float" office:value="24750" calcext:value-type="float">
            <text:p>2475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7]+[.B806]" office:value-type="float" office:value="24799" calcext:value-type="float">
            <text:p>2479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8]+[.B807]" office:value-type="float" office:value="24848" calcext:value-type="float">
            <text:p>248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09]+[.B808]" office:value-type="float" office:value="24897" calcext:value-type="float">
            <text:p>2489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10]+[.B809]" office:value-type="float" office:value="24946" calcext:value-type="float">
            <text:p>2494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11]+[.B810]" office:value-type="float" office:value="24995" calcext:value-type="float">
            <text:p>2499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12]+[.B811]" office:value-type="float" office:value="25044" calcext:value-type="float">
            <text:p>2504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13]+[.B812]" office:value-type="float" office:value="25093" calcext:value-type="float">
            <text:p>2509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14]+[.B813]" office:value-type="float" office:value="25142" calcext:value-type="float">
            <text:p>251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15]+[.B814]" office:value-type="float" office:value="25192" calcext:value-type="float">
            <text:p>251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16]+[.B815]" office:value-type="float" office:value="25242" calcext:value-type="float">
            <text:p>252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17]+[.B816]" office:value-type="float" office:value="25292" calcext:value-type="float">
            <text:p>252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18]+[.B817]" office:value-type="float" office:value="25342" calcext:value-type="float">
            <text:p>253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19]+[.B818]" office:value-type="float" office:value="25392" calcext:value-type="float">
            <text:p>253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20]+[.B819]" office:value-type="float" office:value="25442" calcext:value-type="float">
            <text:p>254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21]+[.B820]" office:value-type="float" office:value="25492" calcext:value-type="float">
            <text:p>254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22]+[.B821]" office:value-type="float" office:value="25542" calcext:value-type="float">
            <text:p>255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23]+[.B822]" office:value-type="float" office:value="25592" calcext:value-type="float">
            <text:p>255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24]+[.B823]" office:value-type="float" office:value="25642" calcext:value-type="float">
            <text:p>256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25]+[.B824]" office:value-type="float" office:value="25692" calcext:value-type="float">
            <text:p>256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26]+[.B825]" office:value-type="float" office:value="25742" calcext:value-type="float">
            <text:p>2574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7]+[.B826]" office:value-type="float" office:value="25793" calcext:value-type="float">
            <text:p>2579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8]+[.B827]" office:value-type="float" office:value="25844" calcext:value-type="float">
            <text:p>2584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9]+[.B828]" office:value-type="float" office:value="25895" calcext:value-type="float">
            <text:p>2589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0]+[.B829]" office:value-type="float" office:value="25946" calcext:value-type="float">
            <text:p>2594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1]+[.B830]" office:value-type="float" office:value="25997" calcext:value-type="float">
            <text:p>2599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2]+[.B831]" office:value-type="float" office:value="26048" calcext:value-type="float">
            <text:p>2604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3]+[.B832]" office:value-type="float" office:value="26099" calcext:value-type="float">
            <text:p>2609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4]+[.B833]" office:value-type="float" office:value="26150" calcext:value-type="float">
            <text:p>261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5]+[.B834]" office:value-type="float" office:value="26201" calcext:value-type="float">
            <text:p>2620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6]+[.B835]" office:value-type="float" office:value="26252" calcext:value-type="float">
            <text:p>2625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7]+[.B836]" office:value-type="float" office:value="26303" calcext:value-type="float">
            <text:p>2630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8]+[.B837]" office:value-type="float" office:value="26354" calcext:value-type="float">
            <text:p>2635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39]+[.B838]" office:value-type="float" office:value="26405" calcext:value-type="float">
            <text:p>2640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0]+[.B839]" office:value-type="float" office:value="26457" calcext:value-type="float">
            <text:p>2645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1]+[.B840]" office:value-type="float" office:value="26509" calcext:value-type="float">
            <text:p>2650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2]+[.B841]" office:value-type="float" office:value="26561" calcext:value-type="float">
            <text:p>2656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3]+[.B842]" office:value-type="float" office:value="26613" calcext:value-type="float">
            <text:p>2661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4]+[.B843]" office:value-type="float" office:value="26665" calcext:value-type="float">
            <text:p>2666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5]+[.B844]" office:value-type="float" office:value="26717" calcext:value-type="float">
            <text:p>2671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6]+[.B845]" office:value-type="float" office:value="26769" calcext:value-type="float">
            <text:p>2676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7]+[.B846]" office:value-type="float" office:value="26821" calcext:value-type="float">
            <text:p>2682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8]+[.B847]" office:value-type="float" office:value="26873" calcext:value-type="float">
            <text:p>2687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9]+[.B848]" office:value-type="float" office:value="26925" calcext:value-type="float">
            <text:p>269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50]+[.B849]" office:value-type="float" office:value="26977" calcext:value-type="float">
            <text:p>2697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51]+[.B850]" office:value-type="float" office:value="27029" calcext:value-type="float">
            <text:p>2702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52]+[.B851]" office:value-type="float" office:value="27081" calcext:value-type="float">
            <text:p>2708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3]+[.B852]" office:value-type="float" office:value="27134" calcext:value-type="float">
            <text:p>2713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4]+[.B853]" office:value-type="float" office:value="27187" calcext:value-type="float">
            <text:p>2718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5]+[.B854]" office:value-type="float" office:value="27240" calcext:value-type="float">
            <text:p>2724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6]+[.B855]" office:value-type="float" office:value="27293" calcext:value-type="float">
            <text:p>2729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7]+[.B856]" office:value-type="float" office:value="27346" calcext:value-type="float">
            <text:p>2734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8]+[.B857]" office:value-type="float" office:value="27399" calcext:value-type="float">
            <text:p>2739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9]+[.B858]" office:value-type="float" office:value="27452" calcext:value-type="float">
            <text:p>274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0]+[.B859]" office:value-type="float" office:value="27505" calcext:value-type="float">
            <text:p>2750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1]+[.B860]" office:value-type="float" office:value="27558" calcext:value-type="float">
            <text:p>2755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2]+[.B861]" office:value-type="float" office:value="27611" calcext:value-type="float">
            <text:p>2761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3]+[.B862]" office:value-type="float" office:value="27664" calcext:value-type="float">
            <text:p>2766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4]+[.B863]" office:value-type="float" office:value="27717" calcext:value-type="float">
            <text:p>2771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5]+[.B864]" office:value-type="float" office:value="27770" calcext:value-type="float">
            <text:p>2777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6]+[.B865]" office:value-type="float" office:value="27824" calcext:value-type="float">
            <text:p>2782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7]+[.B866]" office:value-type="float" office:value="27878" calcext:value-type="float">
            <text:p>2787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8]+[.B867]" office:value-type="float" office:value="27932" calcext:value-type="float">
            <text:p>2793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9]+[.B868]" office:value-type="float" office:value="27986" calcext:value-type="float">
            <text:p>2798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0]+[.B869]" office:value-type="float" office:value="28040" calcext:value-type="float">
            <text:p>2804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1]+[.B870]" office:value-type="float" office:value="28094" calcext:value-type="float">
            <text:p>2809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2]+[.B871]" office:value-type="float" office:value="28148" calcext:value-type="float">
            <text:p>2814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3]+[.B872]" office:value-type="float" office:value="28202" calcext:value-type="float">
            <text:p>2820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4]+[.B873]" office:value-type="float" office:value="28256" calcext:value-type="float">
            <text:p>2825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5]+[.B874]" office:value-type="float" office:value="28310" calcext:value-type="float">
            <text:p>2831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6]+[.B875]" office:value-type="float" office:value="28365" calcext:value-type="float">
            <text:p>2836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7]+[.B876]" office:value-type="float" office:value="28420" calcext:value-type="float">
            <text:p>2842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8]+[.B877]" office:value-type="float" office:value="28475" calcext:value-type="float">
            <text:p>284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9]+[.B878]" office:value-type="float" office:value="28530" calcext:value-type="float">
            <text:p>2853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0]+[.B879]" office:value-type="float" office:value="28585" calcext:value-type="float">
            <text:p>2858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1]+[.B880]" office:value-type="float" office:value="28640" calcext:value-type="float">
            <text:p>2864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2]+[.B881]" office:value-type="float" office:value="28695" calcext:value-type="float">
            <text:p>2869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3]+[.B882]" office:value-type="float" office:value="28750" calcext:value-type="float">
            <text:p>287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4]+[.B883]" office:value-type="float" office:value="28805" calcext:value-type="float">
            <text:p>2880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5]+[.B884]" office:value-type="float" office:value="28860" calcext:value-type="float">
            <text:p>2886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6]+[.B885]" office:value-type="float" office:value="28915" calcext:value-type="float">
            <text:p>289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7]+[.B886]" office:value-type="float" office:value="28970" calcext:value-type="float">
            <text:p>2897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8]+[.B887]" office:value-type="float" office:value="29025" calcext:value-type="float">
            <text:p>2902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89]+[.B888]" office:value-type="float" office:value="29081" calcext:value-type="float">
            <text:p>2908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0]+[.B889]" office:value-type="float" office:value="29137" calcext:value-type="float">
            <text:p>2913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1]+[.B890]" office:value-type="float" office:value="29193" calcext:value-type="float">
            <text:p>2919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2]+[.B891]" office:value-type="float" office:value="29249" calcext:value-type="float">
            <text:p>2924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3]+[.B892]" office:value-type="float" office:value="29305" calcext:value-type="float">
            <text:p>2930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4]+[.B893]" office:value-type="float" office:value="29361" calcext:value-type="float">
            <text:p>2936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5]+[.B894]" office:value-type="float" office:value="29417" calcext:value-type="float">
            <text:p>2941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6]+[.B895]" office:value-type="float" office:value="29473" calcext:value-type="float">
            <text:p>2947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7]+[.B896]" office:value-type="float" office:value="29529" calcext:value-type="float">
            <text:p>2952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98]+[.B897]" office:value-type="float" office:value="29586" calcext:value-type="float">
            <text:p>2958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99]+[.B898]" office:value-type="float" office:value="29643" calcext:value-type="float">
            <text:p>2964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0]+[.B899]" office:value-type="float" office:value="29700" calcext:value-type="float">
            <text:p>2970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1]+[.B900]" office:value-type="float" office:value="29757" calcext:value-type="float">
            <text:p>297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2]+[.B901]" office:value-type="float" office:value="29814" calcext:value-type="float">
            <text:p>2981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03]+[.B902]" office:value-type="float" office:value="29872" calcext:value-type="float">
            <text:p>2987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04]+[.B903]" office:value-type="float" office:value="29930" calcext:value-type="float">
            <text:p>2993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05]+[.B904]" office:value-type="float" office:value="29988" calcext:value-type="float">
            <text:p>2998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06]+[.B905]" office:value-type="float" office:value="30046" calcext:value-type="float">
            <text:p>3004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07]+[.B906]" office:value-type="float" office:value="30104" calcext:value-type="float">
            <text:p>3010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08]+[.B907]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09]+[.B908]" office:value-type="float" office:value="30221" calcext:value-type="float">
            <text:p>3022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0]+[.B909]" office:value-type="float" office:value="30280" calcext:value-type="float">
            <text:p>3028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1]+[.B910]" office:value-type="float" office:value="30339" calcext:value-type="float">
            <text:p>3033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2]+[.B911]" office:value-type="float" office:value="30398" calcext:value-type="float">
            <text:p>3039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3]+[.B912]" office:value-type="float" office:value="30457" calcext:value-type="float">
            <text:p>3045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4]+[.B913]" office:value-type="float" office:value="30516" calcext:value-type="float">
            <text:p>3051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5]+[.B914]" office:value-type="float" office:value="30575" calcext:value-type="float">
            <text:p>3057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6]+[.B915]" office:value-type="float" office:value="30634" calcext:value-type="float">
            <text:p>3063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17]+[.B916]" office:value-type="float" office:value="30694" calcext:value-type="float">
            <text:p>3069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18]+[.B917]" office:value-type="float" office:value="30754" calcext:value-type="float">
            <text:p>3075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19]+[.B918]" office:value-type="float" office:value="30814" calcext:value-type="float">
            <text:p>3081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0]+[.B919]" office:value-type="float" office:value="30874" calcext:value-type="float">
            <text:p>3087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1]+[.B920]" office:value-type="float" office:value="30934" calcext:value-type="float">
            <text:p>3093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2]+[.B921]" office:value-type="float" office:value="30994" calcext:value-type="float">
            <text:p>3099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3]+[.B922]" office:value-type="float" office:value="31055" calcext:value-type="float">
            <text:p>3105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4]+[.B923]" office:value-type="float" office:value="31116" calcext:value-type="float">
            <text:p>3111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5]+[.B924]" office:value-type="float" office:value="31177" calcext:value-type="float">
            <text:p>3117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6]+[.B925]" office:value-type="float" office:value="31238" calcext:value-type="float">
            <text:p>3123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7]+[.B926]" office:value-type="float" office:value="31299" calcext:value-type="float">
            <text:p>3129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8]+[.B927]" office:value-type="float" office:value="31360" calcext:value-type="float">
            <text:p>313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9]+[.B928]" office:value-type="float" office:value="31421" calcext:value-type="float">
            <text:p>3142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0]+[.B929]" office:value-type="float" office:value="31483" calcext:value-type="float">
            <text:p>3148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1]+[.B930]" office:value-type="float" office:value="31545" calcext:value-type="float">
            <text:p>3154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2]+[.B931]" office:value-type="float" office:value="31607" calcext:value-type="float">
            <text:p>3160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3]+[.B932]" office:value-type="float" office:value="31669" calcext:value-type="float">
            <text:p>3166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4]+[.B933]" office:value-type="float" office:value="31731" calcext:value-type="float">
            <text:p>3173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5]+[.B934]" office:value-type="float" office:value="31794" calcext:value-type="float">
            <text:p>3179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6]+[.B935]" office:value-type="float" office:value="31857" calcext:value-type="float">
            <text:p>3185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7]+[.B936]" office:value-type="float" office:value="31920" calcext:value-type="float">
            <text:p>3192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8]+[.B937]" office:value-type="float" office:value="31983" calcext:value-type="float">
            <text:p>3198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9]+[.B938]" office:value-type="float" office:value="32046" calcext:value-type="float">
            <text:p>3204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0]+[.B939]" office:value-type="float" office:value="32110" calcext:value-type="float">
            <text:p>3211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1]+[.B940]" office:value-type="float" office:value="32174" calcext:value-type="float">
            <text:p>3217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2]+[.B941]" office:value-type="float" office:value="32238" calcext:value-type="float">
            <text:p>3223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3]+[.B942]" office:value-type="float" office:value="32303" calcext:value-type="float">
            <text:p>3230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4]+[.B943]" office:value-type="float" office:value="32368" calcext:value-type="float">
            <text:p>3236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5]+[.B944]" office:value-type="float" office:value="32433" calcext:value-type="float">
            <text:p>3243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6]+[.B945]" office:value-type="float" office:value="32498" calcext:value-type="float">
            <text:p>3249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47]+[.B946]" office:value-type="float" office:value="32565" calcext:value-type="float">
            <text:p>3256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48]+[.B947]" office:value-type="float" office:value="32632" calcext:value-type="float">
            <text:p>3263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949]+[.B948]" office:value-type="float" office:value="32700" calcext:value-type="float">
            <text:p>3270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50]+[.B949]" office:value-type="float" office:value="32769" calcext:value-type="float">
            <text:p>327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51]+[.B950]" office:value-type="float" office:value="32839" calcext:value-type="float">
            <text:p>3283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952]+[.B951]" office:value-type="float" office:value="32910" calcext:value-type="float">
            <text:p>3291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53]+[.B952]" office:value-type="float" office:value="32982" calcext:value-type="float">
            <text:p>3298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54]+[.B953]" office:value-type="float" office:value="33054" calcext:value-type="float">
            <text:p>3305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55]+[.B954]" office:value-type="float" office:value="33126" calcext:value-type="float">
            <text:p>3312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56]+[.B955]" office:value-type="float" office:value="33200" calcext:value-type="float">
            <text:p>3320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57]+[.B956]" office:value-type="float" office:value="33276" calcext:value-type="float">
            <text:p>332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58]+[.B957]" office:value-type="float" office:value="33352" calcext:value-type="float">
            <text:p>3335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59]+[.B958]" office:value-type="float" office:value="33436" calcext:value-type="float">
            <text:p>3343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5:18:02.842371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2:45:37.958307060</meta:creation-date>
    <dc:date>2024-04-28T15:20:59.981205409</dc:date>
    <meta:editing-duration>PT10M32S</meta:editing-duration>
    <meta:editing-cycles>2</meta:editing-cycles>
    <meta:generator>LibreOffice/24.2.2.2$Linux_X86_64 LibreOffice_project/420$Build-2</meta:generator>
    <meta:document-statistic meta:table-count="1" meta:cell-count="1922" meta:object-count="0"/>
  </office:meta>
</office:document-meta>
</file>